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Calibri" fo:font-size="11pt" fo:letter-spacing="normal" style:font-name-asian="Calibri2" style:font-size-asian="11pt" style:font-name-complex="Calibri2"/>
    </style:style>
    <style:style style:name="P2" style:family="paragraph" style:parent-style-name="Standard">
      <style:paragraph-properties fo:margin-left="0cm" fo:margin-right="0cm" fo:margin-top="0cm" fo:margin-bottom="0.353cm" fo:line-height="0.487cm" fo:text-align="start" style:justify-single-word="false" fo:text-indent="0cm" style:auto-text-indent="false"/>
      <style:text-properties fo:font-variant="normal" fo:text-transform="none" fo:color="#00000a" style:text-position="0% 0%" style:font-name="Calibri1" fo:font-size="12pt" fo:letter-spacing="normal" fo:font-style="normal" fo:font-weight="normal" style:font-name-asian="Calibri2" style:font-size-asian="12pt" style:font-name-complex="Calibri2" style:font-size-complex="12pt"/>
    </style:style>
    <style:style style:name="P3" style:family="paragraph" style:parent-style-name="Standard">
      <style:paragraph-properties fo:margin-left="0cm" fo:margin-right="0cm" fo:margin-top="0cm" fo:margin-bottom="0.353cm" fo:line-height="0.487cm" fo:text-align="start" style:justify-single-word="false" fo:text-indent="0cm" style:auto-text-indent="false"/>
    </style:style>
    <style:style style:name="P4" style:family="paragraph" style:parent-style-name="Standard">
      <style:text-properties style:font-name="Calibri1"/>
    </style:style>
    <style:style style:name="T1" style:family="text">
      <style:text-properties fo:font-variant="normal" fo:text-transform="none" fo:color="#00000a" style:text-position="0% 0%" style:font-name="Calibri1" fo:font-size="12pt" fo:letter-spacing="normal" fo:font-style="normal" fo:font-weight="normal" style:font-name-asian="Calibri2" style:font-size-asian="12pt" style:font-name-complex="Calibri2" style:font-size-complex="12pt"/>
    </style:style>
    <style:style style:name="T2" style:family="text">
      <style:text-properties fo:font-variant="normal" fo:text-transform="none" fo:color="#000000" style:text-position="0% 0%" style:font-name="Calibri1" fo:font-size="12pt" fo:letter-spacing="normal" fo:font-style="normal" fo:font-weight="normal" style:font-name-asian="Calibri2" style:font-size-asian="12pt" style:font-name-complex="Calibri2" style:font-size-complex="12pt"/>
    </style:style>
    <style:style style:name="T3" style:family="text">
      <style:text-properties fo:font-variant="normal" fo:text-transform="none" fo:color="#000000" style:text-line-through-style="none" style:text-position="0% 0%" style:font-name="Calibri1" fo:font-size="12pt" fo:letter-spacing="normal" fo:font-style="normal" style:text-underline-style="none" fo:font-weight="normal" style:text-blinking="false" fo:background-color="#ffffff" style:font-name-asian="Calibri2" style:font-size-asian="12pt" style:font-name-complex="Calibri2" style:font-size-complex="12pt"/>
    </style:style>
    <style:style style:name="T4"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Vaporium :</text:span><text:span text:style-name="T3"> grotte </text:span><text:span text:style-name="T2">dans laquelle de la vapeur est générée à partir de sources chaudes d'origine naturelle</text:span><text:span text:style-name="T1">. </text:span></text:p>
      <text:p text:style-name="P2"/>
      <text:p text:style-name="P2">CHAPITRE 1<text:tab/>LA DESCENTE</text:p>
      <text:p text:style-name="P2"><text:tab/>Lorsque le grand blizzard ravagea la Surface, le peuple Jaa, une civilisation basée sur la mécanique des machines à vapeur, n'a eu d'autre choix que de se réfugier dans le monde souterrain, qui, selon les histoires que les pères racontent à leurs fils, regorgerait de créatures monstrueuses et des plus grands dangers. Et, lors de leur descente par les tunnels, ils trouvèrent bien des monstres, des animaux difformes, habitants des profondeurs. Certains sont morts lors du voyage, mais ce que les survivants trouvèrent leur redonna espoir, une immense cavité naturelle, abritant en son centre une cité abandonnée par une ancienne civilisaton troglodyte.</text:p>
      <text:p text:style-name="P2"><text:tab/>Une grande colonne de roche se dresse au centre de la cavité, des habitations creusées à même la pierre, de la moitié jusqu'au sommet de l'amas rocheux, une échelle pour accéder au palier auquel commencent les constructions, un peu comme le chapeau d'un champignon qui commence à la moitié de son pied. Au sommet de cette colonne un gigantesque cristal jaune illumine toute la grotte. </text:p>
      <text:p text:style-name="P2"><text:tab/>De plus, certains trous dans le sol laissent s'échapper de petits nuages d'une fine fumée blanche, qui se révèle être de la vapeur. Les Jaa décidèrent donc de s'installer ici et d'utiliser cette vapeur pour moderniser la cité grâce à leurs machines, et de survivre avec les quelques provisions qu'ils emportèrent de la Surface.</text:p>
      <text:p text:style-name="P2"/>
      <text:p text:style-name="P2">CHAPITRE 2<text:tab/>EXPLORATION</text:p>
      <text:p text:style-name="P2"><text:tab/>Lors de leurs explorations de la grotte, un Jaa d'environ 30 ans nommé Vali découvre dans une paroi rocheuse un petit cristal brillant isolé <text:s/>qui ressemble à celui qui éclaire la cavité, mais d'une teinte transparente, qui semble creux et rempli d'un nuage de vapeur blanche. Lorsqu'il le prend au creux de sa main, ses muscles se raidissent, le tétanisant sur place, regardant le cristal passer progressivement du blanc au noir, tandis qu'il sent une partie de lui le quitter, jusqu'à perdre conscience.</text:p>
      <text:p text:style-name="P2"><text:tab/>A son réveil, il se sent plus serein qu'il n'a jamais été, et comprend en voyant la pierre noire que celle ci avait absorbé tout ce qui était néfaste en lui, ou presque. Son esprit est plus pur, son corps plus léger, ses idées plus claires. Vali range la pierre avec précaution dans une de ses poches et part à la recherche d'autre des ces objets. Descendant bien une centaine de mètres plus profond, il trouve un formidable espace, semblable à celui d'au-dessus où se trouvent les ruines, sauf qu'il y a ici un grand lac d'où se dégage une grand quantité de vapeur, ce qui explique qu'ils en trouvèrent au-dessus. Et autour de ce lac, en si grande quantité qu'ils remplaçent la roche, des cristaux lumineux semblables à celui qu'il avait ramassé, mais qui sont eux teintés d'un violet sombre. </text:p>
      <text:p text:style-name="P2"><text:soft-page-break/><text:tab/>Cependant lorsqu'il en saisit un, rien ne se passa, mais il sentit qu'une interaction était possible, similaire à ce qui arriva avec la pierre blanche. L'opération qui a eu lieu avec celle ci l'avait en fait doté d'une perception nouvelle, une intuition particulière, une sorte de sixième sens affectant son ressenti et ses impressions. Il conserva la pierre et continua son exploration tout en cherchant un moyen d'utiliser les pierres violettes.</text:p>
      <text:p text:style-name="P2"><text:tab/>Il descendait dans des galeries entièrements faites de ce cristal violet, motivé par sa curiosité, il marcha plusieurs centaines de mètres, sans jamais se perdre grâce à sa nouvelle clairvoyance, toujours entouré des minerais de vapeur, jusqu'à ce qu'il remarque un petit recoin, à peine assez grand pour le contenir, dans lequel les parois sont bien rocheuses, avec seulement en affleurement quelques cristaux de vapeur, mais bleus cette fois-ci. Il en ramasse un éclat sur le sol, et, de même qu'avec la violette, il ne se passe rien, mais il est toujours persuadé qu'il y a quelque chose à en faire, et le place dans une de ses poches. Il remarque sur la paroi rocheuse une sorte de petite fissure, de la taille de sa main environ, comme si elle avait été creusée puis refermée par quelqu'un.</text:p>
      <text:p text:style-name="P2"/>
      <text:p text:style-name="P2">CHAPITRE 3<text:tab/>TRANSFERTS </text:p>
      <text:p text:style-name="P1"><text:tab/>Il gratte à mains nues la roche qui est assez friable à cet endroit, jusqu'à enlever la partie de la paroi qui entourait la fissure, révélant une petite cavité pas plus grosse qu'une tête d'homme, contenant ce que Vali supposa être un outil. C'est une sorte de tube d'environ quinze centimètres, avec à une extrémité un couvercle qui permet de le remplir et le vider, et à l'autre trois petits câbles d'environ cinq centimètres évoquant des tentacules car recouverts d'un côté par ce qui semble être des ventouses.</text:p>
      <text:p text:style-name="P1"><text:tab/>Vali s'assit et examina l'objet sous tous ses angles, tâchant de comprendre son utilité. Il souffla dedans, y mis son doigt, se colla les tentacules sur la main, sans résultat. Après un petit moment il eut l'idée d'y mettre son petit cristal violet qu'il avait gardé sur lui. Il déposa le cristal dans le tube, et lorsqu'il eut bien refermé le couvercle, les tentacules commencèrent à bouger, puis pointèrent toutes les trois dans la même direction, vers le torse de Vali, même quand il déplaçait le tube ; les tentacules semblaient comme attirées par lui. Il approcha donc lentement le tube vers lui, suivant la direction indiquée par les mouvements des tentacules, qui l'emmènent en fait vers son cœur. Il enleva sa chemise, les tentacules se placèrent autour de son cœur, comme si elles cherchaient à l'empoigner. Une sensation similaire à celle qu'il a eu en ramassant la pierre blanche le saisit, mais beaucoup moins intense. Il sentait cependant une partie de lui le quitter, son cœur accéléra, ses veines gonflaient, tandis que la vapeur de la pierre violette changea progressivement pour devenir couleur or. </text:p>
      <text:p text:style-name="P1"><text:tab/>Soudain tout lui parut plus terne, il était tout à coup complètement désabusé et pris d'une tristesse qui ne saurait être expliquée, comme si le monde avait été englouti par un océan de chagrin. Manquant de forces, il s'écroula par terre, contemplant la pierre dorée qu'il venait de lâcher. Elle qui était sombre il y a encore quelques instants resplendissait à présent, comme si c'était la seule chose à apporter de la couleur et de la lumière. Alors Vali, qui semblait porter en lui toute la détresse du monde, s'empara machinalement du tube qui contenait le cristal jaune, et recommença le processus, sans <text:soft-page-break/>vraiment de but, mais parce qu'il sentait devoir le faire. Une fois de plus les tentacules s'aggripèrent à son cœur, et une fois de plus il fut pris de spasmes, et ressentit que quelque chose changeait en lui, tout comme la vapeur qui cette fois passa du jaune au violet.</text:p>
      <text:p text:style-name="P1"><text:tab/>Il rouvrit les yeux à la fin de l'opération, et cette fois-ci c'est tout l'inverse qu'il ressentit, un goût profond pour la vie et un bonheur intense, comme jamais il n'avait connu auparavant, tout comme il n'avait jamais connu si grand malheur lorsqu'il avait fait l'opération inverse. Ces changements brutaux le bouleversaient, si bien qu'il resta allongé un moment pour se ressaisir. Durant ce temps de repos béat, il réfléchit à ce qui venait de lui arriver, aux pierres brillantes qui se teintent et a l'appareil tentaculaire qui les contient. Il en déduit assez vite que le cristal serait capable d'assimiler, via ce dispositif, la joie ou le malheur, et donc de le redistribuer ensuite en échange de son opposé. Ainsi lors de la première opération, il absorba le malheur qui se trouvait dans la pierre, tandis que celle-ci assimilait sa joie, et l'inverse se passa lors de la deuxième opération. </text:p>
      <text:p text:style-name="P1"><text:tab/>Cependant pourquoi y a-t-il eu besoin d'un dispositif alors que son interaction avec le cristal blanc s'était faite naturellement ? Vali décida d'utiliser le dispositif en le chargeant avec la pierre bleue qu'il n'avait pas utilisé. Il remis donc la violette dans sa poche, plaça la bleue dans le tube, et laissa les tentacules empoigner son torse. Il ne ressentit cette fois aucun des symptomes précédents, si ce n'est qu'au fur et à mesure que la vapeur de la pierre virait du bleu à un rouge éclatant, il sentait toutes ses tensions s'apaiser, et un grand calme l'envahir. C'était un sentiment très agréable, mais beaucoup moins intense que celui ressenti après chacune des autres opérations. Vali choisit donc de recommencer sans plus attendre, et lorsqu'il replaça l'objet sur sa poitrine, que la vapeur rouge redevint bleue, il sentit petit à petit une grand colère monter en lui. Il était bientôt enragé alors qu'il ne savait pas pourquoi, et il avait l'impression que rien n'apaiserait sa fureur. Alors il reprit l'objet, une fois de plus, et entama le transfert, et à son issue il était de nouveaux calme et tranquille.</text:p>
      <text:p text:style-name="P1"/>
      <text:p text:style-name="P1">CHAPITRE 4 <text:tab/>CONSTATS</text:p>
      <text:p text:style-name="P1"><text:tab/>Tout cela semblait complètement surnaturel aux yeux de Vali, qui s'efforçait de trouver comment tout cela fonctionne. Il commença par nommer cette pierre si particulière « vaporine ». Il admis ensuite que la couleur de la vapeur définissait les effets de la pierre, où plutôt les émotions qu'elle serait capable d'assimiler. Ainsi la pierre jaune et violette correspondrait à la joie et au malheur, alors que la pierre rouge et bleue correspondrait à la colère et au calme. Le tube, qu'il décida d'appeler chargeur, servirait donc d'intermédiaire entre la pierre et l'Homme.</text:p>
      <text:p text:style-name="P1"><text:tab/>Il lui restait cependant le mystère de la pierre noire et blanche, la première qu'il a trouvé et pour laquelle il n'a pas eu besoin d'avoir recours au chargeur. Il la classa donc à part, unique, et la description qu'il trouva la plus appropriée à ce qu'il ressentit lorsqu'elle lui fit son effet est qu'il s'était senti purifié, libéré d'une certaine charge. Aussi il ne se risqua pas à retoucher la pierre noire à mains nues. De plus il remarqua que les <text:soft-page-break/>effets de cette pierre étaient permanents, tandis que les autres pierres semblaient avoir des finalités de plus courte durée, sûrement en fonction de la taille de la pierre elle-même.</text:p>
      <text:p text:style-name="P1"><text:tab/>Fort de toutes ces découvertes bouleversantes, Vali entreprit de remonter jusqu'à la cité souterraine, car son excursion se révélant plus longue que prévue, il préféra revenir avant que quelqu'un ne parte à sa recherche et découvre à son tour la vaporine. Il pensait qu'il y aurait certainement un moyen plus avantageux pour lui d'annoncer l'existence d'un tel minerai. Ainsi arrivé avec les autres il décida de ne rien leur dire, de garder secrète la vaporine. En revoyant le grand cristal éclairer la grotte il remarqua d'ailleurs qu'il s'agissait en fait d'un gigantesque morceau de vaporine jaune. Il partit à la recherche de son frère Belod, qui était sa seule famille depuis la descente, où il perdirent leurs parents. Belod était grand et bien bâti, réputé pour sa bonté. L'ancien dirigeant Jaa étant mort pendant la descente, Vali proposa a Belod l'idée de prendre sa succession, le sachant apprécié de tous. Ils savaient tous les deux que le meilleur moyen d'avoir à présent une autorité légitime serait d'avoir de quoi nourrir leur peuple, Vali promit donc à Belod de chercher une solution d'ici une semaine. Ils trouvèrent un endroit où dormir et passèrent la nuit, sans manger.</text:p>
      <text:p text:style-name="P1"/>
      <text:p text:style-name="P1">CHAPITRE 5 <text:tab/>VERS LA SURFACE</text:p>
      <text:p text:style-name="P1"><text:tab/>Le lendemain tôt, Vali partit de nouveau en exploration vers un côté qu'il n'avait pas vu la veille. Il s'enfonça dans des galeries toujours recouvertes de vaporine violette, jusqu'à arriver à un autre lac immense, dans une incroyable cavité, comme le premier qu'il avait vu, mais cette fois entouré de vaporine jaune. Il en remplit un sac avec des cristaux qui étaient au sol, et trouva par terre un autre chargeur en tous points identiques au premier, il le prit et décida de remonter, réfléchissant à l'utilité d'une telle source de joie pure, qui pourrait se révéler capitale. Arrivé au Pied, il se demanda si il y avait un endroit qu'il n'avait pas visité dans cette grotte, et en conclut que non. Il se dit alors que la solution se trouverait à l'extérieur. Vali s'habilla chaudement et partit pour la Surface, cherchant un autre chemin que celui par lequel ils étaient descendus. Il emporta avec lui ses cristaux de vaporine et les chargeurs, desquels il ne se séparait en fait plus, ainsi qu'un couteau pour se défendre en cas de besoin. </text:p>
      <text:p text:style-name="P1"><text:tab/>Il trouva assez rapidement un passage, à l'opposé du tunnel d'arrivée, assez loin de la cité, en faisant bien attention de ne pas être suivi. Il marcha plusieurs heures, sans savoir vraiment si ce chemin l'emmènerait bien à la surface, mais il suivait son instinct, et éclairait son chemin grâce à la vaporine jaune. Il fut surpris de ne pas rencontrer de créatures troglodytes comme lors de la descente, mais ne s'en plaignit pas, étant seulement armé de son couteau <text:s/>il n'aurait pas été de taille contre une horde de monstres. Il continua de marcher ainsi, jusqu'à ce que quelque chose le rassura, il sentit un léger vent qui venait de devant lui, il était alors persuadé d'arriver à la Surface. Alors qu'il faisait de plus en plus froid et que le vent s'intensifiait, Vali aperçut au loin que le tunnel commençait à s'éclairer, il se hâta alors d'en rejoindre la sortie.</text:p>
      <text:p text:style-name="P1"/>
      <text:p text:style-name="P1"><text:soft-page-break/>CHAPITRE 6 <text:tab/>BLIZZARD</text:p>
      <text:p text:style-name="P1"><text:tab/>Lorsque Vali posa le pied hors du tunnel, il fut si ébloui qu'il dut attendre une bonne minute avant de pouvoir y voir de nouveau, et ce qu'il vit l'époustoufla. Le tunnel avait donné sur le sommet d'une colline, il avait alors vue sur une immense vallée blanche, balayée par les vents et la neige, mais bercée par les rayons du soleil. Au loin il semblait voir un grand glacier, et plus loin encore une grande forme grise semblait se dessiner. Il entreprit donc de s'y rendre, espérant y arriver avant la nuit tombée.</text:p>
      <text:p text:style-name="P1"><text:tab/>Et c'est qu'il fut bien avisé d'emporter son couteau, car au beau milieu de cet océan de neige il se fit surprendre par un grand fauve blanc tacheté à la fourrure épaisse, bien plus adapté à ces conditions que ne l'était Vali. Mais depuis qu'il avait absorbé la pureté de la vaporine blanche, ses aptitudes physiques et ses réflexes avaient été nettement augmentés, si bien qu'il parvint à se défaire de la bête. Il poursuivit sa route sans rencontrer d'autres imprévus, et arriva au glacier, qui s'avère être un immense lac entièrement gelé, et il apercevait de l'autre côté ce qu'il n'arrivait pas à distinguer auparavant, de grands murs de pierre qui semblaient être la seule chose à avoir résisté au blizzard. </text:p>
      <text:p text:style-name="P1"><text:tab/>Il traversa le lac prudemment, remarquant de petites fissures sur son ensemble, mais il arriva de l'autre côté sans encombre, en moins d'une heure. Il marcha encore un peu pour arriver plus près de ces hauts murs qui se révèlent être des murailles d'une cité encore vivante, Vali pouvait d'ici entendre les bruits des gens. Soudainement, alors qu'il se rapprochait de la forteresse, trois hommes jaillirent de la neige et et l'assomèrent.</text:p>
      <text:p text:style-name="P1"/>
      <text:p text:style-name="P1">CHAPITRE 7<text:tab/>SURVIVANTS</text:p>
      <text:p text:style-name="P1"><text:tab/>Vali se réveille le lendemain, seul dans une cellule de ce qui lui paraît être un sous-sol, mains ligotées. Peu après, il entendit quelqu'un descendre et s'approcher de sa cellule. C'était un grand homme imposant, l'air grave et féroce, il se présenta à lui en tant que Haljin, chef de la cité fortifiée de Tebyr, et l'interroga sur sa présence autour des murailles. Vali lui expliqua sa situation, lui demandant si il pourrait lui fournir de l'aide pour se nourrir. Haljin libéra Vali, lui expliquant qu'il donnait pour consigne aux gardes d'arrêter quiconque s'approche par mesure de sécurité, et lui fit faire un tour de ses jardins, depuis lesquels ils avaient une vue sur toute la cité, une grande forteresse habitée par les survivants, couverte par un toit de verre construit en prévision du blizzard, ce qui permet d'avoir un climat plus vivable qu'à l'extérieur où le blizzard fait rage. Haljin montra a Vali que dans ses jardins poussait une plante, appelée éternelle à cause de sa grande ténacité. Haljin expliqua que les petits plants qu'il possède dans jardin proviennent de l'extérieur, l'éternelle à commencé à pousser lorsque le blizzard est arrivé, perçant la neige et bignorant le vent. Elle semblait même bien mieux pousser dans des conditions extrêmes que dans celles du jardin, et quand Vali suivit Haljin en haut des murailles pour voir par delà, il vit une immense cercle dans le quel le sol était jonché d'éternelles, cachant presque la neige. Vali s'empressa de demander a Haljin si cette plante était comestible, et il répondit qu'une feuille suffit à nourrir un Jaa adulte pour une journée. Cependant, bien que les Jaa de Tebyr vivent de leurs élevages, <text:soft-page-break/>principalement de poules, il se pourrait qu'ils aient un jour besoin de se nourrir d'éternelles, aussi Haljin demanda à Vali ce qu'il avait à offrir. Alors celui ci lui demanda de lui rendre ses effets personnels, à savoir la vaporine jaune et le chargeur, et après lui en avoir vanté les effets, il convainquit Haljin de l'utiliser. </text:p>
      <text:p text:style-name="P1"><text:tab/>Tout se passa comme prévu, et Haljin devint en quelques instants incroyablement joyeux. Il fut tout de suite charmé par cette pierre, et fit goûter un morceau de feuille d'éternelle à Vali qui fut lui aussi convaincu. Ils commencèrent rapidement à chercher un arrangement qui consisterait à échanger des éternelles contre de la vaporine jaune. Il tombèrent vite d'accord sur un échange mensuel qui devrait se faire entre Vali et Haljin eux mêmes, et, pour faciliter les rencontres, il décidèrent de construire un tunnel reliant Tebyr et la cité troglodyte, que Vali avait déjà prévu d'appeler Vaporium. Il fallait cependant, selon son plan, que tout cela reste secret aux yeux des siens, de l'existence du tunnel à celle de la ville elle-même. Ainsi Vali s'engagea à creuser le tunnel, puis échangea le sac de vaporine jaune et un de ses deux chargeurs qu'il avait emmené contre un sac d'éternelles, remercia son hôte et entama le voyage de retour.</text:p>
      <text:p text:style-name="P1"/>
      <text:p text:style-name="P1">CHAPITRE 8 <text:tab/>RETOUR</text:p>
      <text:p text:style-name="P1"><text:tab/>Son périple fut encore plus calme qu'à l'aller, il ne rencontra aucune forme de vie, pas même un oiseau s'essayant à voler malgré le blizzard. Il avait cependant oublié un détail, il n'avait plus de quoi s'éclairer une fois arrivé dans le tunnel. Il marcha un temps à tâton en espérant que ses yeux s'habitueraient, et il ne fut pas déçu, après quelques minutes il voyait presque aussi bien que de jour, sûrement était-ce là encore un des avantages de la vaporine blanche.</text:p>
      <text:p text:style-name="P1"><text:tab/>Lorsque Vali arrive dans la grotte, il est surpris de voir l'avancée des travaux. Il n'était absent que deux jours et la cité commençait déjà sa modernisation, en particulier l'échelle qui permet d'accéder aux paliers supérieurs, qui est devenu un monte charge élaboré. Vali alla chercher son frère, et lui parla à l'écart des regards indiscrets. Il lui fit d'abord découvrir l'existence de la vaporine jaune, ne mentionnant pas les autres, puis il fuit croire qu'il avait créé une machine capable d'extraire une plante de la vaporine : l'éternelle. Belod fut tout de suite ravi de cette nouvelle, car cela signifiait qu'il aurait l'occasion de se faire bien voir de son peuple, lui qui était déjà apprécié de tous avant la descente. Ils laissent la nuit passer, pensant à la meilleure façon pour que Belod soit naturellement dirigeant. </text:p>
      <text:p text:style-name="P1"><text:tab/></text:p>
      <text:p text:style-name="P1">CHAPITRE 9 <text:s/><text:tab/>INSTALLATION<text:tab/></text:p>
      <text:p text:style-name="P1"><text:tab/>Vali exposa son idée à Belod, qui consistait à tout simplement aller voir les habitants un par un en leur donnant chacun un peu d'éternelles, ce qu'il s'empressa d'aller faire. Vali voulait rester dans l'ombre, la bruit des foules l'épuisait et il préférait le silence de la solitude, car il comptait travailler sur le chargeur pour en saisir le fonctionnement et ainsi en fabriquer d'autres. Il s'assit et le contempla longuement, comme lorsqu'il le découvrait, et il lui sembla tout à coup comprendre ce qui pourrait le <text:soft-page-break/>faire fonctionner. Il ouvrit les tentacules du chargeur et un minuscule cristal de vaporine noire se trouvait dans chacune d'elles. Il s'est donc dit qu'avec celle qu'il avait ramassé, en la séparant en petits cristaux, il pourrait fabriquer au moins une centaine de chargeurs, ce qu'il ne comptait pas faire, il pensait en donner cinq à Haljin, et garder le reste de sa vaporine noire en réserve. Il se mit donc en quête des autres matériaux constituant le tube, du verre et un métal proche du cuivre.</text:p>
      <text:p text:style-name="P1"><text:tab/>Pendant ce temps Belod, qui distribuait des éternelles au peuple, était en à peine une heure devenu connu de tous, et il s'apprêtait à tenir un discours au pied de la cité dans le but de se faire apprécier et peut être reconnaître comme dirigeant, car le peuple avait besoin d'un gouvernement pour le cadrer et l'organiser. Il était assez éloquent et savait se faire écouter, et surtout il avait quelque chose à proposer d'indispensable que personne d'autre ne pouvait offrir, de la nourriture. Il avait, grâce à son discours, convaincu plus de la moitié des auditeurs, qui eux mêmes ne mirent pas longtemps à convaincre leurs camarades encore sceptiques que Belod ferait un bon chef. Ils lui accordèrent ainsi le privilège de posséder la plus grande habitation, au plus haut de la cité, là où toutes les demeures sont similaires à de véritables maisons, et non des grottes aménagées comme à l'étage moyen.</text:p>
      <text:p text:style-name="Standard"><text:tab/><text:span text:style-name="T4">La première chose que fit Belod fut de choisir quatre conseillers qui l'aideraient à prendre certaines décisions, et qui iraient vivre avec leurs familles à l'étage supérieur. Ils décidèrent ensemble de diviser la cité en trois, le Chapeau serait le quartier le plus haut où ils habitent, le quartier d'en dessous serait l'Anneau et la base de la cité serait le Pied. Il fut ensuite nécessaire de commencer à miner la vaporine jaune, qui leur sert à acquérir leur nourriture, ils récoltèrent alors les fonds nécessaires auprès de tous dans le but de fabriquer les équipements nécessaires ainsi que des logements de commodité au Pied, pour que les mineurs n'aient pas besoin de remonter. </text:span></text:p>
      <text:p text:style-name="P4"><text:tab/></text:p>
      <text:p text:style-name="P4"><text:tab/>Ceux qui ne minent pas se chargent des autres métiers nécessaires à l'équilibre de la société, les artisans, les écoles, les services de distribution des éternelles, et ils s'installèrent naturellement dans l'Anneau. Le Chapeau était le plus petit quartier, avec les maisons de Belod, du conseil des quatre, celle de Vali (qui restait discret car il était concentré sur l'excavation du tunnel, pour laquelle il avait engagé quelques gens de confiance, qui allèrent vivre à Tebyr une fois le tunnel terminé), ainsi que des plus fortunés, qui étaient les seuls à pouvoir s'acheter une maison. Belod nomma la cité selon l'idée qu'il avait entendu de Vali, Vaporium.</text:p>
      <text:p text:style-name="P4"><text:tab/></text:p>
      <text:p text:style-name="P4"/>
      <text:p text:style-name="P4">CHAPITRE 10 <text:tab/>DERNIER RECOURS</text:p>
      <text:p text:style-name="P4"><text:tab/></text:p>
      <text:p text:style-name="Standard"><text:span text:style-name="T4"><text:tab/>Vaporium prospéra ainsi pendant seize années, durant lesquelles les habitants étaient en paix malgré les inégalités et déséquilibre sociaux, qui se creusaient de plus en plus. Un jour Belod eu vent que les sources de vaporine jaune commençaient à tarir, alors que la violette semblait se répandre comme un parasite, il demanda alors à Vali de trouver une solution, ce à quoi il passa toutes se journées. Il tournait en rond dans ses </text:span><text:soft-page-break/><text:span text:style-name="T4">pensées, ne trouvant aucun moyen de créer de la vaporine jaune, jusqu'à ce qu'il pose ses yeux sur son chargeur, qu'il gardait sur son bureau. Il eut alors une idée qui lui permettrait de transformer la vaporine violette en jaune, mais il y aurait un prix à payer. Il créa avec un peu de sa vaporine noire un chargeur un peu différent, il y avait toujours les tentacules mais celles-ci étaient reliées à une espèce de tuyau qui était prévu pour se coller directement aux gisements de vaporine violette. Grâce à ce dispositif il pourrait, absorbant les émotions d'une seule personne, charger tout une paroi remplie de vaporine. Cela demanderait de capturer la joie d'un de ses compatriotes, mais ce sacrifice était nécessaire pour la survie du peuple.</text:span></text:p>
      <text:p text:style-name="P4"/>
      <text:p text:style-name="P4"><text:tab/>Vali s'en alla dans les mines de vaporine violette, emportant avec lui son ancien chargeur, un cristal de vaporine jaune et son nouveau chargeur. Il voulait d'abord tester son invention sur lui-même afin d'être sûr de son efficacité. Il se rendit autour du lac qu'il avait trouvé lors de sa première exploration, colla le tuyau à la paroi pleine de vaporine violette et laissa les tentacules s'attacher à lui. Le transfert se déroula normalement, mais sachant à quoi il était préparé, il s'était cette fois mieux remis que la première fois. Heureusement il avait prévu de la vaporine jaune pour se requinquer, il se dépêcha alors de se connecter à son chargeur classique, alors il se sentit comme revivre.</text:p>
      <text:p text:style-name="P4"/>
      <text:p text:style-name="P4"><text:tab/>Il releva la tête et vit que toute la vaporine était devenue jaune sur dix mètres autour de lui, il était alors pleinement satisfait de sa trouvaille, et savait déjà comment l'exploiter au mieux. Il avait déjà tout prévu, repéré les personnes dont il aurait besoin et à qui il pourrait faire confiance. Vali allait recruter quelques mercenaires qui se chargerait de capturer les habitants les plus vulnérables pour leur faire utiliser le nouveau chargeur, afin de transformer la vaporine violette inépuisable en vaporine jaune, qu'ils pourraient ainsi miner et échanger contre de la nourriture pour le peuple. Cette mesure lui sembla certes extrême mais non moins nécessaire. Il ajouta alors à son nouveau chargeur un peu plus de vaporine noire, qui, selon lui devrait effacer la mémoire immédiate de l'utilisateur, ce qui le cacherait de tout soupçon.</text:p>
      <text:p text:style-name="P4"/>
      <text:p text:style-name="P4"><text:tab/>Il mit son plan à exécution une semaine plus tard, et alors on ne fit à peine attention aux quelques malchanceux qui s'attristaient du jour au lendemain, de plus, leur peine ne durait que quelques jours, et la joie du peuple à l'apparition de nouvelle vaporine jaune était bien plus importante.</text:p>
      <text:p text:style-name="P4"/>
      <text:p text:style-name="P4"/>
      <text:p text:style-name="P4">CHAPITRE 11<text:tab/>PERFECTIONNISME</text:p>
      <text:p text:style-name="P4"/>
      <text:p text:style-name="Standard"><text:span text:style-name="T4"><text:tab/>Ce système fonctionnait parfaitement, sauf qu'il continuait de creuser le gouffre entre les classes sociales, et donc entre les quartiers. Les seuls à passer d'un quartier à l'autre étaient en fait les livreurs d'éternelles et ceux qui délivrent les messages d'habitants à d'autres. Vali voulait que les habitants du Pied vivent plus confortablement, peut être pour se donner bonne conscience. Il décida donc de recruter de nouvelles têtes, et de fonder une organisation clandestine, les Revendeurs. Leur but </text:span><text:soft-page-break/><text:span text:style-name="T4">était de s'emparer d'un peu de vaporine jaune, dans le but de la revendre dans le Chapeau à prix d'or, comme un drogue, que les plus riches pourraient se payer. Ce serait la première fois que des habitants de Vaporium autre que Vali découvriraient les fabuleuses propriétés de la vaporine. Il fabriquerait donc quelques chargeurs plus commodes, les tentacules n'attirant pas forcément le client, de plus il faudrait que les chargeurs ne marchent que dans un sens, pour que la pierre se charge de malheur, car si quelqu'un découvrait comment la vaporine jaune était créée, cela poserait sûrement quelques problèmes éthiques.</text:span></text:p>
      <text:p text:style-name="P4"><text:tab/><text:tab/></text:p>
      <text:p text:style-name="P4"><text:tab/>L'argent récolté grâce à ce marchandage clandestin reviendrait entièrement à Vali, qui l'utiliserait pour payer les Revendeurs, et il ferait don du reste à Belod, dans le but d'améliorer le développement de sa cité et le confort des habitants. De plus il en garderait une partie pour que les Revendeurs aillent le distribuer aux habitants du Pied. Afin d'appliquer ce plan, Vali se devait d'en informer son frère, ce qui l'inquiétait car il ne savait pas comment il réagirait, car Belod à toujours été plus droit et strict que Vali. Il eu premièrement un accès de colère, il trouvait cette idée intolérable, mais les paroles aiguisées de son frère, qui était devenu fin manipulateur et très persuasif, lui assura que c'était le seul moyen de continuer à nourrir le peuple, ce qui était sans doute vrai, et Belod finit par y adhérer. Bien sûr tout cela resterait secret d'eux deux et des Revendeurs, qui sont pour la plupart de jeunes Jaa de l'Anneau. Ils étaient alors convaincus d'agir dans l'intérêt du peuple, et que cet ordre serait préférable à la dure vérité.</text:p>
      <text:p text:style-name="P4"/>
      <text:p text:style-name="P4"><text:tab/></text:p>
      <text:p text:style-name="P4"/>
      <text:p text:style-name="P4"/>
      <text:p text:style-name="P4">(tout ceci dure environ 20 ans de la descente à la création des Revendeurs, donc a la fin Belod et Vali ont environ 50 ans, Haljin 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11-28T16:29:48.26</dc:date>
    <meta:generator>OpenOffice.org/3.3$Win32 OpenOffice.org_project/330m20$Build-9567</meta:generator>
    <meta:editing-duration>PT19H53M58S</meta:editing-duration>
    <meta:editing-cycles>27</meta:editing-cycles>
    <meta:document-statistic meta:table-count="0" meta:image-count="0" meta:object-count="0" meta:page-count="9" meta:paragraph-count="53" meta:word-count="4655" meta:character-count="27752"/>
  </office:meta>
</office:document-meta>
</file>